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05cm" fo:margin-left="-0.492cm" table:align="left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4.26cm"/>
    </style:style>
    <style:style style:name="Tableau1.D" style:family="table-column">
      <style:table-column-properties style:column-width="4.24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249cm" style:rel-column-width="16383*"/>
    </style:style>
    <style:style style:name="Tableau11.D" style:family="table-column">
      <style:table-column-properties style:column-width="4.251cm" style:rel-column-width="16386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249cm" style:rel-column-width="16383*"/>
    </style:style>
    <style:style style:name="Tableau13.D" style:family="table-column">
      <style:table-column-properties style:column-width="4.251cm" style:rel-column-width="16386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D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944" officeooo:paragraph-rsid="000ba94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a944" officeooo:paragraph-rsid="000ba94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7572" officeooo:paragraph-rsid="000c757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a944" officeooo:paragraph-rsid="000ba944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7572" officeooo:paragraph-rsid="000c757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e9b7" officeooo:paragraph-rsid="000ce9b7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ba944" officeooo:paragraph-rsid="000ba94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7572" officeooo:paragraph-rsid="000c7572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ba944" officeooo:paragraph-rsid="000ba94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rsid="000ba944" officeooo:paragraph-rsid="000ba944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0c7572" officeooo:paragraph-rsid="000c7572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c7572" officeooo:paragraph-rsid="000c7572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ce9b7" officeooo:paragraph-rsid="000ce9b7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e9b7" officeooo:paragraph-rsid="000ce9b7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c7572" officeooo:paragraph-rsid="000c757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fo:font-style="italic" style:text-underline-style="none" fo:font-weight="normal" officeooo:rsid="000dda16" officeooo:paragraph-rsid="000dda16" style:font-size-asian="11.3500003814697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da16" officeooo:paragraph-rsid="000dda1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b2d3" officeooo:paragraph-rsid="000eb2d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8712" officeooo:paragraph-rsid="0010871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5b5f" officeooo:paragraph-rsid="00115b5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796b" officeooo:paragraph-rsid="0012796b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5238" officeooo:paragraph-rsid="0013523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0eb2d3" officeooo:paragraph-rsid="000eb2d3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08712" officeooo:paragraph-rsid="00108712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15b5f" officeooo:paragraph-rsid="00115b5f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96b" officeooo:paragraph-rsid="0012796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96b" officeooo:paragraph-rsid="0012796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9480" officeooo:paragraph-rsid="0012948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a944" officeooo:paragraph-rsid="000ba94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officeooo:rsid="00115b5f" officeooo:paragraph-rsid="00115b5f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ba944"/>
    </style:style>
    <style:style style:name="T2" style:family="text">
      <style:text-properties officeooo:rsid="000c7572"/>
    </style:style>
    <style:style style:name="T3" style:family="text">
      <style:text-properties officeooo:rsid="000eb2d3"/>
    </style:style>
    <style:style style:name="T4" style:family="text">
      <style:text-properties officeooo:rsid="00115b5f"/>
    </style:style>
    <style:style style:name="T5" style:family="text">
      <style:text-properties officeooo:rsid="001294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3 : Description de la base de données </text:p>
      <text:p text:style-name="P1"/>
      <text:p text:style-name="P1"/>
      <text:p text:style-name="P1"/>
      <text:p text:style-name="P4">Table Utilisateur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N<text:span text:style-name="T1">om identifiant</text:span></text:p>
          </table:table-cell>
          <table:table-cell table:style-name="Tableau1.A1" office:value-type="string">
            <text:p text:style-name="P10">Type</text:p>
          </table:table-cell>
          <table:table-cell table:style-name="Tableau1.A1" office:value-type="string">
            <text:p text:style-name="P10">Spécification</text:p>
          </table:table-cell>
          <table:table-cell table:style-name="Tableau1.D1" office:value-type="string">
            <text:p text:style-name="P10">description</text:p>
          </table:table-cell>
        </table:table-row>
        <table:table-row>
          <table:table-cell table:style-name="Tableau1.A2" office:value-type="string">
            <text:p text:style-name="P10">nom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Le nom de l'utilisateur</text:p>
          </table:table-cell>
        </table:table-row>
        <table:table-row>
          <table:table-cell table:style-name="Tableau1.A2" office:value-type="string">
            <text:p text:style-name="P10">adresse_mail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10">unique</text:p>
          </table:table-cell>
          <table:table-cell table:style-name="Tableau1.D2" office:value-type="string">
            <text:p text:style-name="P10">L'email de l'utilisateur</text:p>
          </table:table-cell>
        </table:table-row>
        <table:table-row>
          <table:table-cell table:style-name="Tableau1.A2" office:value-type="string">
            <text:p text:style-name="P10">prenom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Prénom de l'utilisateur</text:p>
          </table:table-cell>
        </table:table-row>
        <table:table-row>
          <table:table-cell table:style-name="Tableau1.A2" office:value-type="string">
            <text:p text:style-name="P10">ville_utilisateur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Ville de l'utilisateur</text:p>
          </table:table-cell>
        </table:table-row>
        <table:table-row>
          <table:table-cell table:style-name="Tableau1.A2" office:value-type="string">
            <text:p text:style-name="P10">date_inscription_utilisateur</text:p>
          </table:table-cell>
          <table:table-cell table:style-name="Tableau1.A2" office:value-type="string">
            <text:p text:style-name="P10">Date</text:p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10">Date d'inscription</text:p>
          </table:table-cell>
        </table:table-row>
        <table:table-row>
          <table:table-cell table:style-name="Tableau1.A2" office:value-type="string">
            <text:p text:style-name="P10">pk_utilisateur</text:p>
          </table:table-cell>
          <table:table-cell table:style-name="Tableau1.A2" office:value-type="string">
            <text:p text:style-name="P10">auto_increment</text:p>
          </table:table-cell>
          <table:table-cell table:style-name="Tableau1.A2" office:value-type="string">
            <text:p text:style-name="P10">Clé primaire</text:p>
          </table:table-cell>
          <table:table-cell table:style-name="Tableau1.D2" office:value-type="string">
            <text:p text:style-name="P9"/>
          </table:table-cell>
        </table:table-row>
      </table:table>
      <text:p text:style-name="P2"/>
      <text:p text:style-name="P29">Cette table contient les utilisateurs inscrit sur le site.</text:p>
      <text:p text:style-name="P2"/>
      <text:p text:style-name="P7">Table Vehicule_location :</text:p>
      <text:p text:style-name="P7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">N<text:span text:style-name="T1">om identifiant</text:span>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Spécification</text:p>
          </table:table-cell>
          <table:table-cell table:style-name="Tableau2.D1" office:value-type="string">
            <text:p text:style-name="P10">description</text:p>
          </table:table-cell>
        </table:table-row>
        <table:table-row>
          <table:table-cell table:style-name="Tableau2.A2" office:value-type="string">
            <text:p text:style-name="P12">Immatriculation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2">Clé primaire</text:p>
          </table:table-cell>
          <table:table-cell table:style-name="Tableau2.D2" office:value-type="string">
            <text:p text:style-name="P12">Immatriculation du véhicule</text:p>
          </table:table-cell>
        </table:table-row>
        <table:table-row>
          <table:table-cell table:style-name="Tableau2.A2" office:value-type="string">
            <text:p text:style-name="P12">Carburant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Carburant du véhicule</text:p>
          </table:table-cell>
        </table:table-row>
        <table:table-row>
          <table:table-cell table:style-name="Tableau2.A2" office:value-type="string">
            <text:p text:style-name="P12">Puissance</text:p>
          </table:table-cell>
          <table:table-cell table:style-name="Tableau2.A2" office:value-type="string">
            <text:p text:style-name="P12">Int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Puissance du véhicule</text:p>
          </table:table-cell>
        </table:table-row>
        <table:table-row>
          <table:table-cell table:style-name="Tableau2.A2" office:value-type="string">
            <text:p text:style-name="P12">Marqu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Marque du véhicule</text:p>
          </table:table-cell>
        </table:table-row>
        <table:table-row>
          <table:table-cell table:style-name="Tableau2.A2" office:value-type="string">
            <text:p text:style-name="P12">Model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Modèle du véhicule</text:p>
          </table:table-cell>
        </table:table-row>
        <table:table-row>
          <table:table-cell table:style-name="Tableau2.A2" office:value-type="string">
            <text:p text:style-name="P12">Transmission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Transmission du véhicule</text:p>
          </table:table-cell>
        </table:table-row>
        <table:table-row>
          <table:table-cell table:style-name="Tableau2.A2" office:value-type="string">
            <text:p text:style-name="P12">chemin_image</text:p>
          </table:table-cell>
          <table:table-cell table:style-name="Tableau2.A2" office:value-type="string">
            <text:p text:style-name="P12">Varchar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Url de l'image du véhicule</text:p>
          </table:table-cell>
        </table:table-row>
        <table:table-row>
          <table:table-cell table:style-name="Tableau2.A2" office:value-type="string">
            <text:p text:style-name="P12">Climatisation</text:p>
          </table:table-cell>
          <table:table-cell table:style-name="Tableau2.A2" office:value-type="string">
            <text:p text:style-name="P12">Bool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Si la voiture dispose de la climatisation</text:p>
          </table:table-cell>
        </table:table-row>
        <table:table-row>
          <table:table-cell table:style-name="Tableau2.A2" office:value-type="string">
            <text:p text:style-name="P12">empreinte_carbone</text:p>
          </table:table-cell>
          <table:table-cell table:style-name="Tableau2.A2" office:value-type="string">
            <text:p text:style-name="P12">Int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Empreinte carbone du véhicule</text:p>
          </table:table-cell>
        </table:table-row>
        <table:table-row>
          <table:table-cell table:style-name="Tableau2.A2" office:value-type="string">
            <text:p text:style-name="P12">Disponible</text:p>
          </table:table-cell>
          <table:table-cell table:style-name="Tableau2.A2" office:value-type="string">
            <text:p text:style-name="P12">Bool</text:p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2">Disponibilité du véhicule</text:p>
          </table:table-cell>
        </table:table-row>
      </table:table>
      <text:p text:style-name="P7"/>
      <text:p text:style-name="P7"/>
      <text:p text:style-name="P30">Cette table contient les véhicules disponible à la location.</text:p>
      <text:p text:style-name="P7"/>
      <text:p text:style-name="P7"/>
      <text:p text:style-name="P7"/>
      <text:p text:style-name="P7"><text:soft-page-break/></text:p>
      <text:p text:style-name="P7">Table Vehicule_achat :</text:p>
      <text:p text:style-name="P7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9">N<text:span text:style-name="T1">om identifiant</text:span></text:p>
          </table:table-cell>
          <table:table-cell table:style-name="Tableau3.A1" office:value-type="string">
            <text:p text:style-name="P10">Type</text:p>
          </table:table-cell>
          <table:table-cell table:style-name="Tableau3.A1" office:value-type="string">
            <text:p text:style-name="P10">Spécification</text:p>
          </table:table-cell>
          <table:table-cell table:style-name="Tableau3.D1" office:value-type="string">
            <text:p text:style-name="P10">description</text:p>
          </table:table-cell>
        </table:table-row>
        <table:table-row>
          <table:table-cell table:style-name="Tableau3.A2" office:value-type="string">
            <text:p text:style-name="P12">IdVehicule</text:p>
          </table:table-cell>
          <table:table-cell table:style-name="Tableau3.A2" office:value-type="string">
            <text:p text:style-name="P13">auto_increment</text:p>
          </table:table-cell>
          <table:table-cell table:style-name="Tableau3.A2" office:value-type="string">
            <text:p text:style-name="P12">Clé primaire</text:p>
          </table:table-cell>
          <table:table-cell table:style-name="Tableau3.D2" office:value-type="string">
            <text:p text:style-name="P13">Clé d'identification du véhicule </text:p>
          </table:table-cell>
        </table:table-row>
        <table:table-row>
          <table:table-cell table:style-name="Tableau3.A2" office:value-type="string">
            <text:p text:style-name="P12">Carburant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Carburant du véhicule</text:p>
          </table:table-cell>
        </table:table-row>
        <table:table-row>
          <table:table-cell table:style-name="Tableau3.A2" office:value-type="string">
            <text:p text:style-name="P12">Puissance</text:p>
          </table:table-cell>
          <table:table-cell table:style-name="Tableau3.A2" office:value-type="string">
            <text:p text:style-name="P12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Puissance du véhicule</text:p>
          </table:table-cell>
        </table:table-row>
        <table:table-row>
          <table:table-cell table:style-name="Tableau3.A2" office:value-type="string">
            <text:p text:style-name="P12">Marqu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Marque du véhicule</text:p>
          </table:table-cell>
        </table:table-row>
        <table:table-row>
          <table:table-cell table:style-name="Tableau3.A2" office:value-type="string">
            <text:p text:style-name="P12">Model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Modèle du véhicule</text:p>
          </table:table-cell>
        </table:table-row>
        <table:table-row>
          <table:table-cell table:style-name="Tableau3.A2" office:value-type="string">
            <text:p text:style-name="P12">Transmission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Transmission du véhicule</text:p>
          </table:table-cell>
        </table:table-row>
        <table:table-row>
          <table:table-cell table:style-name="Tableau3.A2" office:value-type="string">
            <text:p text:style-name="P12">chemin_image</text:p>
          </table:table-cell>
          <table:table-cell table:style-name="Tableau3.A2" office:value-type="string">
            <text:p text:style-name="P12">Varchar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Url de l'image du véhicule</text:p>
          </table:table-cell>
        </table:table-row>
        <table:table-row>
          <table:table-cell table:style-name="Tableau3.A2" office:value-type="string">
            <text:p text:style-name="P12">Climatisation</text:p>
          </table:table-cell>
          <table:table-cell table:style-name="Tableau3.A2" office:value-type="string">
            <text:p text:style-name="P12">Bool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Si la voiture dispose de la climatisation</text:p>
          </table:table-cell>
        </table:table-row>
        <table:table-row>
          <table:table-cell table:style-name="Tableau3.A2" office:value-type="string">
            <text:p text:style-name="P12">empreinte_carbone</text:p>
          </table:table-cell>
          <table:table-cell table:style-name="Tableau3.A2" office:value-type="string">
            <text:p text:style-name="P12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2">Empreinte carbone du véhicule</text:p>
          </table:table-cell>
        </table:table-row>
        <table:table-row>
          <table:table-cell table:style-name="Tableau3.A2" office:value-type="string">
            <text:p text:style-name="P12"><text:span text:style-name="T2">nb_d</text:span>isponible</text:p>
          </table:table-cell>
          <table:table-cell table:style-name="Tableau3.A2" office:value-type="string">
            <text:p text:style-name="P13">Int</text:p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ext:p text:style-name="P13">Nombre de véhicule disponible</text:p>
          </table:table-cell>
        </table:table-row>
      </table:table>
      <text:p text:style-name="P7"/>
      <text:p text:style-name="P31">Cette table contient les véhicules disponible à la location</text:p>
      <text:p text:style-name="P32"/>
      <text:p text:style-name="P8">Table Reclamation :</text:p>
      <text:p text:style-name="P8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9">N<text:span text:style-name="T1">om identifiant</text:span></text:p>
          </table:table-cell>
          <table:table-cell table:style-name="Tableau4.A1" office:value-type="string">
            <text:p text:style-name="P10">Type</text:p>
          </table:table-cell>
          <table:table-cell table:style-name="Tableau4.A1" office:value-type="string">
            <text:p text:style-name="P10">Spécification</text:p>
          </table:table-cell>
          <table:table-cell table:style-name="Tableau4.D1" office:value-type="string">
            <text:p text:style-name="P10">description</text:p>
          </table:table-cell>
        </table:table-row>
        <table:table-row>
          <table:table-cell table:style-name="Tableau4.A2" office:value-type="string">
            <text:p text:style-name="P13">date_ouverture</text:p>
          </table:table-cell>
          <table:table-cell table:style-name="Tableau4.A2" office:value-type="string">
            <text:p text:style-name="P13">Date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Date d'ouverture du billet de réclamation</text:p>
          </table:table-cell>
        </table:table-row>
        <table:table-row>
          <table:table-cell table:style-name="Tableau4.A2" office:value-type="string">
            <text:p text:style-name="P13">reclamation_pk</text:p>
          </table:table-cell>
          <table:table-cell table:style-name="Tableau4.A2" office:value-type="string">
            <text:p text:style-name="P13">auto_increment</text:p>
          </table:table-cell>
          <table:table-cell table:style-name="Tableau4.A2" office:value-type="string">
            <text:p text:style-name="P13">Clé primaire</text:p>
          </table:table-cell>
          <table:table-cell table:style-name="Tableau4.D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13">etat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Etat du billet (en attente,résolu)</text:p>
          </table:table-cell>
        </table:table-row>
        <table:table-row>
          <table:table-cell table:style-name="Tableau4.A2" office:value-type="string">
            <text:p text:style-name="P13">Objet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Sujet du billet</text:p>
          </table:table-cell>
        </table:table-row>
        <table:table-row>
          <table:table-cell table:style-name="Tableau4.A2" office:value-type="string">
            <text:p text:style-name="P13">Texte</text:p>
          </table:table-cell>
          <table:table-cell table:style-name="Tableau4.A2" office:value-type="string">
            <text:p text:style-name="P13">Varchar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Réclamation écrite par le client</text:p>
          </table:table-cell>
        </table:table-row>
        <table:table-row>
          <table:table-cell table:style-name="Tableau4.A2" office:value-type="string">
            <text:p text:style-name="P13">date_fermeture</text:p>
          </table:table-cell>
          <table:table-cell table:style-name="Tableau4.A2" office:value-type="string">
            <text:p text:style-name="P13">Date</text:p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3">Date de fermeture du billet</text:p>
          </table:table-cell>
        </table:table-row>
        <table:table-row>
          <table:table-cell table:style-name="Tableau4.A2" office:value-type="string">
            <text:p text:style-name="P13">pk_utilisateur</text:p>
          </table:table-cell>
          <table:table-cell table:style-name="Tableau4.A2" office:value-type="string">
            <text:p text:style-name="P13">Int</text:p>
          </table:table-cell>
          <table:table-cell table:style-name="Tableau4.A2" office:value-type="string">
            <text:p text:style-name="P13">Clé étrangère</text:p>
          </table:table-cell>
          <table:table-cell table:style-name="Tableau4.D2" office:value-type="string">
            <text:p text:style-name="P13">Clé qui relie a la table user</text:p>
          </table:table-cell>
        </table:table-row>
      </table:table>
      <text:p text:style-name="P8"/>
      <text:p text:style-name="P31">Cette table contient les réclamations faites par les utilisateurs.</text:p>
      <text:p text:style-name="P8"/>
      <text:p text:style-name="P8"><text:soft-page-break/></text:p>
      <text:p text:style-name="P8">Table admin :</text:p>
      <text:p text:style-name="P8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N<text:span text:style-name="T1">om identifiant</text:span></text:p>
          </table:table-cell>
          <table:table-cell table:style-name="Tableau5.A1" office:value-type="string">
            <text:p text:style-name="P10">Type</text:p>
          </table:table-cell>
          <table:table-cell table:style-name="Tableau5.A1" office:value-type="string">
            <text:p text:style-name="P10">Spécification</text:p>
          </table:table-cell>
          <table:table-cell table:style-name="Tableau5.D1" office:value-type="string">
            <text:p text:style-name="P10">description</text:p>
          </table:table-cell>
        </table:table-row>
        <table:table-row>
          <table:table-cell table:style-name="Tableau5.A2" office:value-type="string">
            <text:p text:style-name="P13">Nom</text:p>
          </table:table-cell>
          <table:table-cell table:style-name="Tableau5.A2" office:value-type="string">
            <text:p text:style-name="P13">Cha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13">Nom de l'administrateur</text:p>
          </table:table-cell>
        </table:table-row>
        <table:table-row>
          <table:table-cell table:style-name="Tableau5.A2" office:value-type="string">
            <text:p text:style-name="P13">Prenom</text:p>
          </table:table-cell>
          <table:table-cell table:style-name="Tableau5.A2" office:value-type="string">
            <text:p text:style-name="P13">Cha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13">Prenom de l'administrateur</text:p>
          </table:table-cell>
        </table:table-row>
        <table:table-row>
          <table:table-cell table:style-name="Tableau5.A2" office:value-type="string">
            <text:p text:style-name="P13">Id</text:p>
          </table:table-cell>
          <table:table-cell table:style-name="Tableau5.A2" office:value-type="string">
            <text:p text:style-name="P13">auto_increment</text:p>
          </table:table-cell>
          <table:table-cell table:style-name="Tableau5.A2" office:value-type="string">
            <text:p text:style-name="P13">Clé primaire</text:p>
          </table:table-cell>
          <table:table-cell table:style-name="Tableau5.D2" office:value-type="string">
            <text:p text:style-name="P13">Numéro d'identification de l'administrateur</text:p>
          </table:table-cell>
        </table:table-row>
      </table:table>
      <text:p text:style-name="P8"/>
      <text:p text:style-name="P31">Cette table contient la liste de administrateur du site.</text:p>
      <text:p text:style-name="P8"/>
      <text:p text:style-name="P8">Table loue :</text:p>
      <text:p text:style-name="P8"/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9">N<text:span text:style-name="T1">om identifiant</text:span></text:p>
          </table:table-cell>
          <table:table-cell table:style-name="Tableau6.A1" office:value-type="string">
            <text:p text:style-name="P10">Type</text:p>
          </table:table-cell>
          <table:table-cell table:style-name="Tableau6.A1" office:value-type="string">
            <text:p text:style-name="P10">Spécification</text:p>
          </table:table-cell>
          <table:table-cell table:style-name="Tableau6.D1" office:value-type="string">
            <text:p text:style-name="P10">description</text:p>
          </table:table-cell>
        </table:table-row>
        <table:table-row>
          <table:table-cell table:style-name="Tableau6.A2" office:value-type="string">
            <text:p text:style-name="P13">date_debut</text:p>
          </table:table-cell>
          <table:table-cell table:style-name="Tableau6.A2" office:value-type="string">
            <text:p text:style-name="P13">Date</text:p>
          </table:table-cell>
          <table:table-cell table:style-name="Tableau6.A2" office:value-type="string">
            <text:p text:style-name="P11"/>
          </table:table-cell>
          <table:table-cell table:style-name="Tableau6.D2" office:value-type="string">
            <text:p text:style-name="P13">Date de début de location d'un véhicule</text:p>
          </table:table-cell>
        </table:table-row>
        <table:table-row>
          <table:table-cell table:style-name="Tableau6.A2" office:value-type="string">
            <text:p text:style-name="P13">date_fin</text:p>
          </table:table-cell>
          <table:table-cell table:style-name="Tableau6.A2" office:value-type="string">
            <text:p text:style-name="P13">Date</text:p>
          </table:table-cell>
          <table:table-cell table:style-name="Tableau6.A2" office:value-type="string">
            <text:p text:style-name="P11"/>
          </table:table-cell>
          <table:table-cell table:style-name="Tableau6.D2" office:value-type="string">
            <text:p text:style-name="P13">Date de fin de location d'un véhicule</text:p>
          </table:table-cell>
        </table:table-row>
        <table:table-row>
          <table:table-cell table:style-name="Tableau6.A2" office:value-type="string">
            <text:p text:style-name="P13">pk_utilisateur</text:p>
          </table:table-cell>
          <table:table-cell table:style-name="Tableau6.A2" office:value-type="string">
            <text:p text:style-name="P13">Int</text:p>
          </table:table-cell>
          <table:table-cell table:style-name="Tableau6.A2" office:value-type="string">
            <text:p text:style-name="P13">Clé primaire</text:p>
          </table:table-cell>
          <table:table-cell table:style-name="Tableau6.D2" office:value-type="string">
            <text:p text:style-name="P13">Clé primaire de la table utilisateur</text:p>
          </table:table-cell>
        </table:table-row>
        <table:table-row>
          <table:table-cell table:style-name="Tableau6.A2" office:value-type="string">
            <text:p text:style-name="P13">Immatriculation</text:p>
          </table:table-cell>
          <table:table-cell table:style-name="Tableau6.A2" office:value-type="string">
            <text:p text:style-name="P13">Varchar</text:p>
          </table:table-cell>
          <table:table-cell table:style-name="Tableau6.A2" office:value-type="string">
            <text:p text:style-name="P13">Clé primaire</text:p>
          </table:table-cell>
          <table:table-cell table:style-name="Tableau6.D2" office:value-type="string">
            <text:p text:style-name="P13">Clé primaire de la table véhicule_location</text:p>
          </table:table-cell>
        </table:table-row>
      </table:table>
      <text:p text:style-name="P8"/>
      <text:p text:style-name="P3">Cette table relie les tables utilisateur et vehicule_location <text:span text:style-name="T5">et nous permet de savoir quand commence une location et quand celle-ci se termine.</text:span></text:p>
      <text:p text:style-name="P3"/>
      <text:p text:style-name="P3"/>
      <text:p text:style-name="P5">Table achete :</text:p>
      <text:p text:style-name="P5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9">N<text:span text:style-name="T1">om identifiant</text:span></text:p>
          </table:table-cell>
          <table:table-cell table:style-name="Tableau7.A1" office:value-type="string">
            <text:p text:style-name="P10">Type</text:p>
          </table:table-cell>
          <table:table-cell table:style-name="Tableau7.A1" office:value-type="string">
            <text:p text:style-name="P10">Spécification</text:p>
          </table:table-cell>
          <table:table-cell table:style-name="Tableau7.D1" office:value-type="string">
            <text:p text:style-name="P10">description</text:p>
          </table:table-cell>
        </table:table-row>
        <table:table-row>
          <table:table-cell table:style-name="Tableau7.A2" office:value-type="string">
            <text:p text:style-name="P15">date_achat</text:p>
          </table:table-cell>
          <table:table-cell table:style-name="Tableau7.A2" office:value-type="string">
            <text:p text:style-name="P15">Date </text:p>
          </table:table-cell>
          <table:table-cell table:style-name="Tableau7.A2" office:value-type="string">
            <text:p text:style-name="P14"/>
          </table:table-cell>
          <table:table-cell table:style-name="Tableau7.D2" office:value-type="string">
            <text:p text:style-name="P15">Date d'achat d'un véhicule par un utilisateur</text:p>
          </table:table-cell>
        </table:table-row>
        <table:table-row>
          <table:table-cell table:style-name="Tableau7.A2" office:value-type="string">
            <text:p text:style-name="P15">pk_utilisateur</text:p>
          </table:table-cell>
          <table:table-cell table:style-name="Tableau7.A2" office:value-type="string">
            <text:p text:style-name="P15">Int</text:p>
          </table:table-cell>
          <table:table-cell table:style-name="Tableau7.A2" office:value-type="string">
            <text:p text:style-name="P15">Clé primaire</text:p>
          </table:table-cell>
          <table:table-cell table:style-name="Tableau7.D2" office:value-type="string">
            <text:p text:style-name="P15">Clé primaire de la table utilisateur</text:p>
          </table:table-cell>
        </table:table-row>
        <table:table-row>
          <table:table-cell table:style-name="Tableau7.A2" office:value-type="string">
            <text:p text:style-name="P15">IdVehicule</text:p>
          </table:table-cell>
          <table:table-cell table:style-name="Tableau7.A2" office:value-type="string">
            <text:p text:style-name="P15">Int</text:p>
          </table:table-cell>
          <table:table-cell table:style-name="Tableau7.A2" office:value-type="string">
            <text:p text:style-name="P15">Clé primaire</text:p>
          </table:table-cell>
          <table:table-cell table:style-name="Tableau7.D2" office:value-type="string">
            <text:p text:style-name="P15">Clé primaire de la table utilisateur</text:p>
          </table:table-cell>
        </table:table-row>
      </table:table>
      <text:p text:style-name="P5"/>
      <text:p text:style-name="P31">Cette table relie les tables utilisateur et vehicule_achat et nous permet de garder en mémoire la date d’achat du véhicule.</text:p>
      <text:p text:style-name="P5"><text:soft-page-break/></text:p>
      <text:p text:style-name="P5"/>
      <text:p text:style-name="P5"/>
      <text:p text:style-name="P5">Table administre :</text:p>
      <text:p text:style-name="P5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P9">N<text:span text:style-name="T1">om identifiant</text:span></text:p>
          </table:table-cell>
          <table:table-cell table:style-name="Tableau8.A1" office:value-type="string">
            <text:p text:style-name="P10">Type</text:p>
          </table:table-cell>
          <table:table-cell table:style-name="Tableau8.A1" office:value-type="string">
            <text:p text:style-name="P10">Spécification</text:p>
          </table:table-cell>
          <table:table-cell table:style-name="Tableau8.D1" office:value-type="string">
            <text:p text:style-name="P10">description</text:p>
          </table:table-cell>
        </table:table-row>
        <table:table-row>
          <table:table-cell table:style-name="Tableau8.A2" office:value-type="string">
            <text:p text:style-name="P15">Reclamation_pk</text:p>
          </table:table-cell>
          <table:table-cell table:style-name="Tableau8.A2" office:value-type="string">
            <text:p text:style-name="P15">int</text:p>
          </table:table-cell>
          <table:table-cell table:style-name="Tableau8.A2" office:value-type="string">
            <text:p text:style-name="P15">Clé primaire</text:p>
          </table:table-cell>
          <table:table-cell table:style-name="Tableau8.D2" office:value-type="string">
            <text:p text:style-name="P15">Clé primaire de la table reclamation</text:p>
          </table:table-cell>
        </table:table-row>
        <table:table-row>
          <table:table-cell table:style-name="Tableau8.A2" office:value-type="string">
            <text:p text:style-name="P15">Id</text:p>
          </table:table-cell>
          <table:table-cell table:style-name="Tableau8.A2" office:value-type="string">
            <text:p text:style-name="P15">Int</text:p>
          </table:table-cell>
          <table:table-cell table:style-name="Tableau8.A2" office:value-type="string">
            <text:p text:style-name="P15">Clé primaire</text:p>
          </table:table-cell>
          <table:table-cell table:style-name="Tableau8.D2" office:value-type="string">
            <text:p text:style-name="P15">Clé primaire de la table reclamation</text:p>
          </table:table-cell>
        </table:table-row>
      </table:table>
      <text:p text:style-name="P5"/>
      <text:p text:style-name="P31">Cette table relie la table admin à la table reclamation et nous permet de savoir qui s’occupe d’une réclamation.</text:p>
      <text:p text:style-name="P5"/>
      <text:p text:style-name="P5">Table gere :</text:p>
      <text:p text:style-name="P5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9">N<text:span text:style-name="T1">om identifiant</text:span></text:p>
          </table:table-cell>
          <table:table-cell table:style-name="Tableau9.A1" office:value-type="string">
            <text:p text:style-name="P10">Type</text:p>
          </table:table-cell>
          <table:table-cell table:style-name="Tableau9.A1" office:value-type="string">
            <text:p text:style-name="P10">Spécification</text:p>
          </table:table-cell>
          <table:table-cell table:style-name="Tableau9.D1" office:value-type="string">
            <text:p text:style-name="P10">description</text:p>
          </table:table-cell>
        </table:table-row>
        <table:table-row>
          <table:table-cell table:style-name="Tableau9.A2" office:value-type="string">
            <text:p text:style-name="P15">Id</text:p>
          </table:table-cell>
          <table:table-cell table:style-name="Tableau9.A2" office:value-type="string">
            <text:p text:style-name="P15">Int</text:p>
          </table:table-cell>
          <table:table-cell table:style-name="Tableau9.A2" office:value-type="string">
            <text:p text:style-name="P15">Clé primaire</text:p>
          </table:table-cell>
          <table:table-cell table:style-name="Tableau9.D2" office:value-type="string">
            <text:p text:style-name="P15">Clé primaire de la table admin</text:p>
          </table:table-cell>
        </table:table-row>
        <table:table-row>
          <table:table-cell table:style-name="Tableau9.A2" office:value-type="string">
            <text:p text:style-name="P15">Immatriculation</text:p>
          </table:table-cell>
          <table:table-cell table:style-name="Tableau9.A2" office:value-type="string">
            <text:p text:style-name="P15">Varchar</text:p>
          </table:table-cell>
          <table:table-cell table:style-name="Tableau9.A2" office:value-type="string">
            <text:p text:style-name="P15">Clé primaire</text:p>
          </table:table-cell>
          <table:table-cell table:style-name="Tableau9.D2" office:value-type="string">
            <text:p text:style-name="P15">Clé primaire de la table vehicule_location</text:p>
          </table:table-cell>
        </table:table-row>
        <table:table-row>
          <table:table-cell table:style-name="Tableau9.A2" office:value-type="string">
            <text:p text:style-name="P15">IdVehicule</text:p>
          </table:table-cell>
          <table:table-cell table:style-name="Tableau9.A2" office:value-type="string">
            <text:p text:style-name="P15">Int</text:p>
          </table:table-cell>
          <table:table-cell table:style-name="Tableau9.A2" office:value-type="string">
            <text:p text:style-name="P15">Clé primaire </text:p>
          </table:table-cell>
          <table:table-cell table:style-name="Tableau9.D2" office:value-type="string">
            <text:p text:style-name="P15">Clé primaire de la table véhicule_achat</text:p>
          </table:table-cell>
        </table:table-row>
      </table:table>
      <text:p text:style-name="P5"/>
      <text:p text:style-name="P31">Cette table relie les administrateurs aux voitures qu’ils gerent.</text:p>
      <text:p text:style-name="P5"/>
      <text:p text:style-name="P5">Table camion_location :</text:p>
      <text:p text:style-name="P5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9">N<text:span text:style-name="T1">om identifiant</text:span></text:p>
          </table:table-cell>
          <table:table-cell table:style-name="Tableau10.A1" office:value-type="string">
            <text:p text:style-name="P10">Type</text:p>
          </table:table-cell>
          <table:table-cell table:style-name="Tableau10.A1" office:value-type="string">
            <text:p text:style-name="P10">Spécification</text:p>
          </table:table-cell>
          <table:table-cell table:style-name="Tableau10.D1" office:value-type="string">
            <text:p text:style-name="P10">description</text:p>
          </table:table-cell>
        </table:table-row>
        <table:table-row>
          <table:table-cell table:style-name="Tableau10.A2" office:value-type="string">
            <text:p text:style-name="P15">Poids</text:p>
          </table:table-cell>
          <table:table-cell table:style-name="Tableau10.A2" office:value-type="string">
            <text:p text:style-name="P15">Int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Poids du véhicule</text:p>
          </table:table-cell>
        </table:table-row>
        <table:table-row>
          <table:table-cell table:style-name="Tableau10.A2" office:value-type="string">
            <text:p text:style-name="P15">Volume</text:p>
          </table:table-cell>
          <table:table-cell table:style-name="Tableau10.A2" office:value-type="string">
            <text:p text:style-name="P15">Int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Volume que peut transporter le véhicule</text:p>
          </table:table-cell>
        </table:table-row>
        <table:table-row>
          <table:table-cell table:style-name="Tableau10.A2" office:value-type="string">
            <text:p text:style-name="P15">Hauteur</text:p>
          </table:table-cell>
          <table:table-cell table:style-name="Tableau10.A2" office:value-type="string">
            <text:p text:style-name="P15">Varchar</text:p>
          </table:table-cell>
          <table:table-cell table:style-name="Tableau10.A2" office:value-type="string">
            <text:p text:style-name="P14"/>
          </table:table-cell>
          <table:table-cell table:style-name="Tableau10.D2" office:value-type="string">
            <text:p text:style-name="P15">Hauteur du véhicule</text:p>
          </table:table-cell>
        </table:table-row>
        <table:table-row>
          <table:table-cell table:style-name="Tableau10.A2" office:value-type="string">
            <text:p text:style-name="P15">Immatriculation</text:p>
          </table:table-cell>
          <table:table-cell table:style-name="Tableau10.A2" office:value-type="string">
            <text:p text:style-name="P15">Varchar</text:p>
          </table:table-cell>
          <table:table-cell table:style-name="Tableau10.A2" office:value-type="string">
            <text:p text:style-name="P15">Clé primaire</text:p>
          </table:table-cell>
          <table:table-cell table:style-name="Tableau10.D2" office:value-type="string">
            <text:p text:style-name="P15">Immatriculation du véhicule</text:p>
          </table:table-cell>
        </table:table-row>
      </table:table>
      <text:p text:style-name="P5"/>
      <text:p text:style-name="P31">Cette table contient les camions disponible à la location.</text:p>
      <text:p text:style-name="P5"/>
      <text:p text:style-name="P5">Table camion_achat :</text:p>
      <text:p text:style-name="P5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9">N<text:span text:style-name="T1">om identifiant</text:span></text:p>
          </table:table-cell>
          <table:table-cell table:style-name="Tableau11.A1" office:value-type="string">
            <text:p text:style-name="P10">Type</text:p>
          </table:table-cell>
          <table:table-cell table:style-name="Tableau11.A1" office:value-type="string">
            <text:p text:style-name="P10">Spécification</text:p>
          </table:table-cell>
          <table:table-cell table:style-name="Tableau11.D1" office:value-type="string">
            <text:p text:style-name="P10">description</text:p>
          </table:table-cell>
        </table:table-row>
        <table:table-row>
          <table:table-cell table:style-name="Tableau11.A2" office:value-type="string">
            <text:p text:style-name="P15">Poids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Poids du véhicule</text:p>
          </table:table-cell>
        </table:table-row>
        <text:soft-page-break/>
        <table:table-row>
          <table:table-cell table:style-name="Tableau11.A2" office:value-type="string">
            <text:p text:style-name="P15">Volume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Volume que peut transporter le véhicule</text:p>
          </table:table-cell>
        </table:table-row>
        <table:table-row>
          <table:table-cell table:style-name="Tableau11.A2" office:value-type="string">
            <text:p text:style-name="P15">Hauteur</text:p>
          </table:table-cell>
          <table:table-cell table:style-name="Tableau11.A2" office:value-type="string">
            <text:p text:style-name="P15">Varchar</text:p>
          </table:table-cell>
          <table:table-cell table:style-name="Tableau11.A2" office:value-type="string">
            <text:p text:style-name="P14"/>
          </table:table-cell>
          <table:table-cell table:style-name="Tableau11.D2" office:value-type="string">
            <text:p text:style-name="P15">Hauteur du véhicule</text:p>
          </table:table-cell>
        </table:table-row>
        <table:table-row>
          <table:table-cell table:style-name="Tableau11.A2" office:value-type="string">
            <text:p text:style-name="P15">idVehicule</text:p>
          </table:table-cell>
          <table:table-cell table:style-name="Tableau11.A2" office:value-type="string">
            <text:p text:style-name="P15">Int</text:p>
          </table:table-cell>
          <table:table-cell table:style-name="Tableau11.A2" office:value-type="string">
            <text:p text:style-name="P15">Clé primaire</text:p>
          </table:table-cell>
          <table:table-cell table:style-name="Tableau11.D2" office:value-type="string">
            <text:p text:style-name="P15">Numéro d'identification du véhicule</text:p>
          </table:table-cell>
        </table:table-row>
      </table:table>
      <text:p text:style-name="P5"/>
      <text:p text:style-name="P31">Cette table contient les camions disponible à l’achat.</text:p>
      <text:p text:style-name="P5"/>
      <text:p text:style-name="P5">Table voiture_location :</text:p>
      <text:p text:style-name="P5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9">N<text:span text:style-name="T1">om identifiant</text:span></text:p>
          </table:table-cell>
          <table:table-cell table:style-name="Tableau12.A1" office:value-type="string">
            <text:p text:style-name="P10">Type</text:p>
          </table:table-cell>
          <table:table-cell table:style-name="Tableau12.A1" office:value-type="string">
            <text:p text:style-name="P10">Spécification</text:p>
          </table:table-cell>
          <table:table-cell table:style-name="Tableau12.D1" office:value-type="string">
            <text:p text:style-name="P10">description</text:p>
          </table:table-cell>
        </table:table-row>
        <table:table-row>
          <table:table-cell table:style-name="Tableau12.A2" office:value-type="string">
            <text:p text:style-name="P16">Portes</text:p>
          </table:table-cell>
          <table:table-cell table:style-name="Tableau12.A2" office:value-type="string">
            <text:p text:style-name="P16">Int</text:p>
          </table:table-cell>
          <table:table-cell table:style-name="Tableau12.A2" office:value-type="string">
            <text:p text:style-name="P14"/>
          </table:table-cell>
          <table:table-cell table:style-name="Tableau12.D2" office:value-type="string">
            <text:p text:style-name="P16">Nombre de portes du véhicule</text:p>
          </table:table-cell>
        </table:table-row>
        <table:table-row>
          <table:table-cell table:style-name="Tableau12.A2" office:value-type="string">
            <text:p text:style-name="P16">Couleur</text:p>
          </table:table-cell>
          <table:table-cell table:style-name="Tableau12.A2" office:value-type="string">
            <text:p text:style-name="P16">Char</text:p>
          </table:table-cell>
          <table:table-cell table:style-name="Tableau12.A2" office:value-type="string">
            <text:p text:style-name="P14"/>
          </table:table-cell>
          <table:table-cell table:style-name="Tableau12.D2" office:value-type="string">
            <text:p text:style-name="P16">Couleur du véhicule</text:p>
          </table:table-cell>
        </table:table-row>
        <table:table-row>
          <table:table-cell table:style-name="Tableau12.A2" office:value-type="string">
            <text:p text:style-name="P16">Immatriculation</text:p>
          </table:table-cell>
          <table:table-cell table:style-name="Tableau12.A2" office:value-type="string">
            <text:p text:style-name="P16">Varchar</text:p>
          </table:table-cell>
          <table:table-cell table:style-name="Tableau12.A2" office:value-type="string">
            <text:p text:style-name="P16">Clé primaire</text:p>
          </table:table-cell>
          <table:table-cell table:style-name="Tableau12.D2" office:value-type="string">
            <text:p text:style-name="P16">Immatriculation du véhicule</text:p>
          </table:table-cell>
        </table:table-row>
      </table:table>
      <text:p text:style-name="P5"/>
      <text:p text:style-name="P31">Cette table contient les voitures disponible à la location.</text:p>
      <text:p text:style-name="P5"/>
      <text:p text:style-name="P6">Table voiture_achat :</text:p>
      <text:p text:style-name="P6"/>
      <table:table table:name="Tableau13" table:style-name="Tableau13">
        <table:table-column table:style-name="Tableau13.A" table:number-columns-repeated="3"/>
        <table:table-column table:style-name="Tableau13.D"/>
        <table:table-row>
          <table:table-cell table:style-name="Tableau13.A1" office:value-type="string">
            <text:p text:style-name="P9">N<text:span text:style-name="T1">om identifiant</text:span></text:p>
          </table:table-cell>
          <table:table-cell table:style-name="Tableau13.A1" office:value-type="string">
            <text:p text:style-name="P10">Type</text:p>
          </table:table-cell>
          <table:table-cell table:style-name="Tableau13.A1" office:value-type="string">
            <text:p text:style-name="P10">Spécification</text:p>
          </table:table-cell>
          <table:table-cell table:style-name="Tableau13.D1" office:value-type="string">
            <text:p text:style-name="P10">description</text:p>
          </table:table-cell>
        </table:table-row>
        <table:table-row>
          <table:table-cell table:style-name="Tableau13.A2" office:value-type="string">
            <text:p text:style-name="P16">Portes</text:p>
          </table:table-cell>
          <table:table-cell table:style-name="Tableau13.A2" office:value-type="string">
            <text:p text:style-name="P16">Int</text:p>
          </table:table-cell>
          <table:table-cell table:style-name="Tableau13.A2" office:value-type="string">
            <text:p text:style-name="P14"/>
          </table:table-cell>
          <table:table-cell table:style-name="Tableau13.D2" office:value-type="string">
            <text:p text:style-name="P16">Nombre de portes du véhicule</text:p>
          </table:table-cell>
        </table:table-row>
        <table:table-row>
          <table:table-cell table:style-name="Tableau13.A2" office:value-type="string">
            <text:p text:style-name="P16">Couleur</text:p>
          </table:table-cell>
          <table:table-cell table:style-name="Tableau13.A2" office:value-type="string">
            <text:p text:style-name="P16">Char</text:p>
          </table:table-cell>
          <table:table-cell table:style-name="Tableau13.A2" office:value-type="string">
            <text:p text:style-name="P14"/>
          </table:table-cell>
          <table:table-cell table:style-name="Tableau13.D2" office:value-type="string">
            <text:p text:style-name="P16">Couleur du véhicule</text:p>
          </table:table-cell>
        </table:table-row>
        <table:table-row>
          <table:table-cell table:style-name="Tableau13.A2" office:value-type="string">
            <text:p text:style-name="P16">IdVehicule</text:p>
          </table:table-cell>
          <table:table-cell table:style-name="Tableau13.A2" office:value-type="string">
            <text:p text:style-name="P16">Int</text:p>
          </table:table-cell>
          <table:table-cell table:style-name="Tableau13.A2" office:value-type="string">
            <text:p text:style-name="P16">Clé primaire</text:p>
          </table:table-cell>
          <table:table-cell table:style-name="Tableau13.D2" office:value-type="string">
            <text:p text:style-name="P16">Numéro d'identification du véhicule</text:p>
          </table:table-cell>
        </table:table-row>
      </table:table>
      <text:p text:style-name="P6"/>
      <text:p text:style-name="P31">Cette table contient les voitures disponible à l’achat.</text:p>
      <text:p text:style-name="P6"/>
      <text:p text:style-name="P19">Create</text:p>
      <text:p text:style-name="P19"/>
      <text:p text:style-name="P20">-Les personnes qui s’inscriront rajouteront de nouvelles entrées dans la table utilisateur.</text:p>
      <text:p text:style-name="P20">-Nous pourrons créer des nouvelles entrées dans la table en rajoutant de nouveau véhicule à vendre ou à louer, <text:span text:style-name="T3">les utilisateurs aussi(option).</text:span></text:p>
      <text:p text:style-name="P20">-<text:span text:style-name="T3">Les utilisateurs pourront créer de nouvelles entrées dans la table réclamation.</text:span></text:p>
      <text:p text:style-name="P20"/>
      <text:p text:style-name="P20"/>
      <text:p text:style-name="P26">Read</text:p>
      <text:p text:style-name="P26"/>
      <text:p text:style-name="P21">-Nous utiliserons les table vehicule_location et vehicule_achat pour afficher le catalogue des véhicule disponible.</text:p>
      <text:p text:style-name="P21"><text:soft-page-break/></text:p>
      <text:p text:style-name="P21"/>
      <text:p text:style-name="P27">Update</text:p>
      <text:p text:style-name="P27"/>
      <text:p text:style-name="P22">-Nous devrons mettre a jour les tables vehicule_achat et vehicule_location pour connaître le nombre de véhicule disponible a l’achat et la disponibilité d’un véhicule pour une location.</text:p>
      <text:p text:style-name="P22">-Nous devrons mettre a jour la table reclamation pour modifier l’état d’une réclamation (en attente, résolu<text:span text:style-name="T4">).</text:span></text:p>
      <text:p text:style-name="P28">Delete</text:p>
      <text:p text:style-name="P28"/>
      <text:p text:style-name="P23">Nous n’aurons pas de données a supprimer.</text:p>
      <text:p text:style-name="P23"/>
      <text:p text:style-name="P23"/>
      <text:p text:style-name="P33">Description du mcd :</text:p>
      <text:p text:style-name="P33"/>
      <text:p text:style-name="P33"/>
      <text:p text:style-name="P23">Il existe un catalogue de véhicule disponible à la location et un autre pour les véhicules disponible à l’achat.</text:p>
      <text:p text:style-name="P23"/>
      <text:p text:style-name="P23">Les 2 catalogues sont gérés par les admins, ils peuvent gérer plusieurs véhicules.</text:p>
      <text:p text:style-name="P23"/>
      <text:p text:style-name="P24">Les utilisateurs peuvent acheter ou louer plusieurs véhicules , ils peuvent aussi faire plusieurs réclamations mais un réclamation et faite par un seul utilisateur. </text:p>
      <text:p text:style-name="P24">Les admins peuvent gérer plusieurs réclamations et elles peuvent être géré par plusieurs admins.</text:p>
      <text:p text:style-name="P24"/>
      <text:p text:style-name="P24">Il y a pour l’instant 2 types de véhicules, camion ou voiture, qui héritent des tables véhicules.</text:p>
      <text:p text:style-name="P24"/>
      <text:p text:style-name="P24"/>
      <text:p text:style-name="P24"/>
      <text:p text:style-name="P25">BESSAI Sofiane</text:p>
      <text:p text:style-name="P25">BIEMAR Alexandre</text:p>
      <text:p text:style-name="P25">FAUCONNIER Axel</text:p>
      <text:p text:style-name="P25"/>
      <text:p text:style-name="P25">Carmania : <text:a xlink:type="simple" xlink:href="https://github.com/Ganti7/Carmania" text:style-name="Internet_20_link" text:visited-style-name="Visited_20_Internet_20_Link">https://github.com/Ganti7/Carmania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6:21:39.194000000</meta:creation-date>
    <dc:date>2017-03-10T21:30:04.581000000</dc:date>
    <meta:editing-duration>PT18M4S</meta:editing-duration>
    <meta:editing-cycles>4</meta:editing-cycles>
    <meta:generator>LibreOffice/5.1.6.2$Windows_x86 LibreOffice_project/07ac168c60a517dba0f0d7bc7540f5afa45f0909</meta:generator>
    <meta:document-statistic meta:table-count="13" meta:image-count="0" meta:object-count="0" meta:page-count="6" meta:paragraph-count="304" meta:word-count="899" meta:character-count="6199" meta:non-whitespace-character-count="5599"/>
  </office:meta>
</office:document-meta>
</file>